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on-campus-student-h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on-campus-student-h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9">
            <text:p>27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4">
            <text:p>8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81">
            <text:p>46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75">
            <text:p>75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8">
            <text:p>10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874">
            <text:p>288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2">
            <text:p>10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6">
            <text:p>10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475">
            <text:p>104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48">
            <text:p>22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8">
            <text:p>1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65">
            <text:p>61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595">
            <text:p>20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29">
            <text:p>93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2">
            <text:p>7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6">
            <text:p>11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0">
            <text:p>18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00">
            <text:p>30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36">
            <text:p>18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29">
            <text:p>47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5">
            <text:p>44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49">
            <text:p>11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2">
            <text:p>13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59">
            <text:p>48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7">
            <text:p>17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42">
            <text:p>14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4">
            <text:p>21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on-campus-student-h" style:display-name="PageStyle_hate-crimes-on-campus-student-h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